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av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9T16:05:28.89</dc:date>
    <meta:editing-duration>PT12H20M6S</meta:editing-duration>
    <meta:editing-cycles>119</meta:editing-cycles>
    <meta:generator>OpenOffice/4.1.3$Win32 OpenOffice.org_project/413m1$Build-9783</meta:generator>
    <meta:document-statistic meta:table-count="0" meta:image-count="0" meta:object-count="0" meta:page-count="1" meta:paragraph-count="5" meta:word-count="516" meta:character-count="3152"/>
  </office:meta>
</office:document-meta>
</file>